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424cm" fo:margin-left="9.453cm" fo:margin-right="1.723cm" table:align="margins" style:writing-mode="lr-tb"/>
    </style:style>
    <style:style style:name="Table1.A" style:family="table-column">
      <style:table-column-properties style:column-width="5.424cm" style:rel-column-width="307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margin-top="0.499cm" fo:margin-bottom="0cm"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2"/>
      <text:p text:style-name="P2"/>
      <text:p text:style-name="P2"/>
      <text:p text:style-name="P2"/>
      <text:p text:style-name="P3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Agence d'assurances sociales</text:p>
            <text:p text:style-name="P8">de ….......................................</text:p>
            <text:p text:style-name="P8">…............................................</text:p>
            <text:p text:style-name="P8">…............................................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%=BORDEREAU=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99cm" fo:margin-left="2.401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ette décision comporte </text:span><text:span text:style-name="Page_20_Number"><text:span text:style-name="MT1"><text:page-count style:num-format="1">1</text:page-count></text:span></text:span><text:span text:style-name="Page_20_Number"><text:span text:style-name="MT1"> pages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NSS</dc:title>
    <meta:initial-creator>Sylvain FROIDEVAUX</meta:initial-creator>
    <meta:creation-date>2010-03-09T09:17:00</meta:creation-date>
    <dc:date>2014-06-24T11:56:32.96</dc:date>
    <meta:print-date>2010-04-20T07:33:00</meta:print-date>
    <meta:editing-cycles>23</meta:editing-cycles>
    <meta:editing-duration>PT1H4M58S</meta:editing-duration>
    <meta:document-statistic meta:table-count="1" meta:image-count="0" meta:object-count="0" meta:page-count="1" meta:paragraph-count="8" meta:word-count="22" meta:character-count="255"/>
    <meta:user-defined meta:name="Info 1"/>
    <meta:user-defined meta:name="Info 2"/>
    <meta:user-defined meta:name="Info 3"/>
    <meta:user-defined meta:name="Info 4"/>
  </office:meta>
</office:document-meta>
</file>